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cf83" officeooo:paragraph-rsid="000dcf83"/>
    </style:style>
    <style:style style:name="P2" style:family="paragraph" style:parent-style-name="Standard">
      <style:paragraph-properties fo:text-align="justify" style:justify-single-word="false"/>
      <style:text-properties style:font-name="Liberation Serif" fo:font-size="12pt" style:font-size-asian="12pt" style:font-size-complex="12pt"/>
    </style:style>
    <style:style style:name="P3" style:family="paragraph" style:parent-style-name="Standard">
      <style:paragraph-properties fo:text-align="justify" style:justify-single-word="false"/>
      <style:text-properties style:font-name="Liberation Serif" fo:font-size="12pt" officeooo:paragraph-rsid="0010e75d" style:font-size-asian="12pt" style:font-size-complex="12pt"/>
    </style:style>
    <style:style style:name="P4" style:family="paragraph" style:parent-style-name="Standard">
      <style:paragraph-properties fo:text-align="justify" style:justify-single-word="false"/>
      <style:text-properties style:font-name="Liberation Serif" fo:font-size="12pt" officeooo:paragraph-rsid="00128f48" style:font-size-asian="12pt" style:font-size-complex="12pt"/>
    </style:style>
    <style:style style:name="P5" style:family="paragraph" style:parent-style-name="Standard">
      <style:paragraph-properties fo:text-align="justify" style:justify-single-word="false"/>
      <style:text-properties style:font-name="Liberation Serif" fo:font-size="12pt" fo:font-weight="bold"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erif"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officeooo:paragraph-rsid="000dcf83"/>
    </style:style>
    <style:style style:name="P9" style:family="paragraph" style:parent-style-name="Standard">
      <style:paragraph-properties fo:text-align="justify" style:justify-single-word="false"/>
      <style:text-properties fo:color="#666633" style:font-name="Liberation Serif" fo:font-size="11pt" officeooo:rsid="000f3660" officeooo:paragraph-rsid="000f3660" style:font-size-asian="11pt" style:font-size-complex="11pt"/>
    </style:style>
    <style:style style:name="P10" style:family="paragraph" style:parent-style-name="Standard">
      <style:paragraph-properties fo:text-align="justify" style:justify-single-word="false"/>
      <style:text-properties fo:color="#666633" style:font-name="Liberation Serif" fo:font-size="11pt" officeooo:rsid="0010e75d" officeooo:paragraph-rsid="0010e75d" style:font-size-asian="11pt" style:font-size-complex="11pt"/>
    </style:style>
    <style:style style:name="P11" style:family="paragraph" style:parent-style-name="Standard">
      <style:paragraph-properties fo:text-align="justify" style:justify-single-word="false"/>
      <style:text-properties fo:color="#666633" style:font-name="Liberation Serif" fo:font-size="11pt" officeooo:rsid="00128f48" officeooo:paragraph-rsid="00128f48" style:font-size-asian="11pt" style:font-size-complex="11pt"/>
    </style:style>
    <style:style style:name="T1" style:family="text">
      <style:text-properties fo:font-variant="normal" fo:text-transform="none" fo:color="#707070" style:font-name="Roboto" fo:font-size="12pt" fo:letter-spacing="normal" fo:font-style="normal" fo:font-weight="normal"/>
    </style:style>
    <style:style style:name="T2" style:family="text">
      <style:text-properties fo:font-variant="normal" fo:text-transform="none" fo:color="#707070" style:font-name="Roboto" fo:font-size="12pt" fo:letter-spacing="normal" fo:font-style="normal" fo:font-weight="normal" style:font-size-asian="12pt" style:font-size-complex="12pt"/>
    </style:style>
    <style:style style:name="T3" style:family="text">
      <style:text-properties fo:font-variant="normal" fo:text-transform="none" fo:color="#707070" style:font-name="Roboto" fo:letter-spacing="normal" fo:font-style="normal" fo:font-weight="normal"/>
    </style:style>
    <style:style style:name="T4" style:family="text">
      <style:text-properties fo:font-variant="normal" fo:text-transform="none" fo:color="#707070" fo:letter-spacing="normal"/>
    </style:style>
    <style:style style:name="T5" style:family="text">
      <style:text-properties fo:font-variant="normal" fo:text-transform="none" fo:color="#707070" fo:letter-spacing="normal" fo:font-style="normal" fo:font-weight="normal"/>
    </style:style>
    <style:style style:name="T6" style:family="text">
      <style:text-properties fo:font-variant="normal" fo:text-transform="none" fo:color="#707070" fo:font-size="12pt" fo:letter-spacing="normal" style:font-size-asian="12pt" style:font-size-complex="12pt"/>
    </style:style>
    <style:style style:name="T7" style:family="text">
      <style:text-properties fo:font-variant="normal" fo:text-transform="none" fo:color="#707070" fo:font-size="12pt" fo:letter-spacing="normal" fo:font-style="normal" fo:font-weight="normal" style:font-size-asian="12pt" style:font-size-complex="12pt"/>
    </style:style>
    <style:style style:name="T8" style:family="text">
      <style:text-properties fo:font-variant="normal" fo:text-transform="none" fo:color="#707070" style:font-name="Liberation Serif" fo:font-size="12pt" fo:letter-spacing="normal" fo:font-style="normal" fo:font-weight="normal" style:font-size-asian="12pt" style:font-size-complex="12pt"/>
    </style:style>
    <style:style style:name="T9" style:family="text">
      <style:text-properties fo:font-variant="normal" fo:text-transform="none" fo:color="#707070" style:font-name="Liberation Serif" fo:font-size="12pt" fo:letter-spacing="normal" style:font-size-asian="12pt" style:font-size-complex="12pt"/>
    </style:style>
    <style:style style:name="T10" style:family="text">
      <style:text-properties fo:font-variant="normal" fo:text-transform="none" fo:color="#00193a" style:text-line-through-style="none" style:text-line-through-type="none" style:font-name="Roboto" fo:font-size="12pt" fo:letter-spacing="normal" fo:font-style="normal" style:text-underline-style="none" fo:font-weight="normal" style:text-blinking="false" fo:padding="0cm" fo:border="none"/>
    </style:style>
    <style:style style:name="T11" style:family="text">
      <style:text-properties fo:font-variant="normal" fo:text-transform="none" fo:color="#00193a" style:text-line-through-style="none" style:text-line-through-type="none" style:font-name="Roboto" fo:font-size="12pt" fo:letter-spacing="normal" fo:font-style="normal" style:text-underline-style="none" fo:font-weight="normal" style:text-blinking="false" style:font-size-asian="12pt" style:font-size-complex="12pt" fo:padding="0cm" fo:border="none"/>
    </style:style>
    <style:style style:name="T12" style:family="text">
      <style:text-properties fo:font-variant="normal" fo:text-transform="none" fo:color="#00193a" style:text-line-through-style="none" style:text-line-through-type="none" style:font-name="Roboto" fo:letter-spacing="normal" fo:font-style="normal" style:text-underline-style="none" fo:font-weight="normal" style:text-blinking="false" fo:padding="0cm" fo:border="none"/>
    </style:style>
    <style:style style:name="T13" style:family="text">
      <style:text-properties fo:font-variant="normal" fo:text-transform="none" fo:color="#00193a" style:text-line-through-style="none" style:text-line-through-type="none" style:font-name="inherit" fo:font-size="12pt" fo:letter-spacing="normal" fo:font-style="normal" style:text-underline-style="none" fo:font-weight="normal" style:text-blinking="false" fo:padding="0cm" fo:border="none"/>
    </style:style>
    <style:style style:name="T14" style:family="text">
      <style:text-properties fo:font-variant="normal" fo:text-transform="none" fo:color="#00193a" style:text-line-through-style="none" style:text-line-through-type="none" style:font-name="inherit" fo:font-size="12pt" fo:letter-spacing="normal" fo:font-style="normal" style:text-underline-style="none" fo:font-weight="normal" style:text-blinking="false" style:font-size-asian="12pt" style:font-size-complex="12pt" fo:padding="0cm" fo:border="none"/>
    </style:style>
    <style:style style:name="T15" style:family="text">
      <style:text-properties fo:font-variant="normal" fo:text-transform="none" fo:color="#00193a" style:text-line-through-style="none" style:text-line-through-type="none" style:font-name="inherit" fo:letter-spacing="normal" fo:font-style="normal" style:text-underline-style="none" fo:font-weight="normal" style:text-blinking="false" fo:padding="0cm" fo:border="none"/>
    </style:style>
    <style:style style:name="T16" style:family="text">
      <style:text-properties fo:font-variant="normal" fo:text-transform="none" fo:color="#00193a" style:text-line-through-style="none" style:text-line-through-type="none" fo:font-size="12pt" fo:letter-spacing="normal" fo:font-style="normal" style:text-underline-style="none" fo:font-weight="normal" style:text-blinking="false" style:font-size-asian="12pt" style:font-size-complex="12pt" fo:padding="0cm" fo:border="none"/>
    </style:style>
    <style:style style:name="T17" style:family="text">
      <style:text-properties fo:font-variant="normal" fo:text-transform="none" fo:color="#00193a" style:text-line-through-style="none" style:text-line-through-type="none" style:font-name="Liberation Serif" fo:font-size="12pt" fo:letter-spacing="normal" fo:font-style="normal" style:text-underline-style="none" fo:font-weight="normal" style:text-blinking="false" style:font-size-asian="12pt" style:font-size-complex="12pt" fo:padding="0cm" fo:border="none"/>
    </style:style>
    <style:style style:name="T18" style:family="text">
      <style:text-properties fo:font-variant="normal" fo:text-transform="none" fo:letter-spacing="normal" fo:font-style="normal" fo:font-weight="normal"/>
    </style:style>
    <style:style style:name="T19" style:family="text">
      <style:text-properties fo:font-size="12pt" style:font-size-asian="12pt" style:font-size-complex="12pt"/>
    </style:style>
    <style:style style:name="T20"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uno-de-piera.com/autenticacion-angular-firebase/">https://www.uno-de-piera.com/autenticacion-angular-firebase/</text:a></text:p>
      <text:p text:style-name="P5">Autenticación con Angular y Firebase</text:p>
      <text:p text:style-name="P2"/>
      <text:p text:style-name="P8"><text:span text:style-name="T8">En este tutorial vamos a ver cómo crear un sistema de Autenticación con Angular y Firebase haciendo uso de </text:span><text:a xlink:type="simple" xlink:href="https://www.uno-de-piera.com/todoapp-con-angularfire2/" office:target-frame-name="_blank" xlink:show="new"><text:span text:style-name="T17">AngularFire2</text:span></text:a><text:span text:style-name="T9"> </text:span><text:span text:style-name="T8">utilizando la autenticación con password</text:span><text:bookmark text:name="more-16528"/><text:span text:style-name="T8">.</text:span></text:p>
      <text:p text:style-name="P8"><text:span text:style-name="T8">Lo primero que debemos hacer es abrir el archivo app.module y añadir lo siguiente para informarle a nuestra aplicación que queremos utilizar autenticación con </text:span><text:a xlink:type="simple" xlink:href="https://www.uno-de-piera.com/todoapp-con-angularfire2/" office:target-frame-name="_blank" xlink:show="new"><text:span text:style-name="T17">Firebase</text:span></text:a><text:span text:style-name="T8">.</text:span></text:p>
      <text:p text:style-name="P8"/>
      <text:p text:style-name="P9"><text:span text:style-name="T18">import {AngularFireModule, AuthProviders, AuthMethods} from 'angularfire2';</text:span></text:p>
      <text:p text:style-name="P9"/>
      <text:p text:style-name="P9"><text:span text:style-name="T18">/****************/</text:span></text:p>
      <text:p text:style-name="P9"/>
      <text:p text:style-name="P9"><text:span text:style-name="T18">const firebaseAuthConfig = {</text:span></text:p>
      <text:p text:style-name="P9"><text:span text:style-name="T18"><text:s text:c="4"/>provider: AuthProviders.Password,</text:span></text:p>
      <text:p text:style-name="P9"><text:span text:style-name="T18"><text:s text:c="4"/>method: AuthMethods.Password,</text:span></text:p>
      <text:p text:style-name="P9"><text:span text:style-name="T18">};</text:span></text:p>
      <text:p text:style-name="P9"/>
      <text:p text:style-name="P9"><text:span text:style-name="T18">/****************/</text:span></text:p>
      <text:p text:style-name="P9"/>
      <text:p text:style-name="P9"><text:span text:style-name="T18">imports: [</text:span></text:p>
      <text:p text:style-name="P9"><text:span text:style-name="T18"><text:s text:c="4"/>/*********/</text:span></text:p>
      <text:p text:style-name="P9"><text:span text:style-name="T18"><text:s text:c="4"/>AngularFireModule.initializeApp(firebaseConfig, firebaseAuthConfig)</text:span></text:p>
      <text:p text:style-name="P9"><text:span text:style-name="T18">],</text:span></text:p>
      <text:p text:style-name="P2"/>
      <text:p text:style-name="P2"/>
      <text:p text:style-name="P2">Esa es la única configuración que necesitamos hacer para poder construir un sistema de Autenticación con AngularFire2.</text:p>
      <text:p text:style-name="P2"/>
      <text:p text:style-name="P6">Servicio para manejar la autenticación con Angular y Firebase</text:p>
      <text:p text:style-name="P2">Vamos a crear un servicio para manejar la autenticación de la aplicación, tendremos un observador para saber si el usuario está logueado el cual en caso afirmativo establecerá el usuario para que podamos acceder más adelante, también tendremos 2 métodos, uno para iniciar sesión y otro para cerrar sesión.</text:p>
      <text:p text:style-name="P2"/>
      <text:p text:style-name="P9">import {Injectable} from '@angular/core';</text:p>
      <text:p text:style-name="P9">import {AngularFire} from "angularfire2";</text:p>
      <text:p text:style-name="P9"/>
      <text:p text:style-name="P9">@Injectable()</text:p>
      <text:p text:style-name="P9">export class FirebaseAppService {</text:p>
      <text:p text:style-name="P9"/>
      <text:p text:style-name="P9"><text:s text:c="4"/>isLoggedIn: boolean = false;</text:p>
      <text:p text:style-name="P9"/>
      <text:p text:style-name="P9"><text:s text:c="4"/>user: any;</text:p>
      <text:p text:style-name="P9"/>
      <text:p text:style-name="P9"><text:s text:c="4"/>constructor(private af: AngularFire) {</text:p>
      <text:p text:style-name="P9"><text:s text:c="8"/>this.af.auth.subscribe(user =&amp;gt; {</text:p>
      <text:p text:style-name="P9"><text:s text:c="12"/>if(user) {</text:p>
      <text:p text:style-name="P9"><text:s text:c="16"/>// user logged in</text:p>
      <text:p text:style-name="P9"><text:s text:c="16"/>this.user = user;</text:p>
      <text:p text:style-name="P9"><text:s text:c="16"/>this.isLoggedIn = true;</text:p>
      <text:p text:style-name="P9"><text:s text:c="16"/>console.log(this.user);</text:p>
      <text:p text:style-name="P9"/>
      <text:p text:style-name="P9"><text:soft-page-break/><text:s text:c="12"/>}</text:p>
      <text:p text:style-name="P9"><text:s text:c="12"/>else {</text:p>
      <text:p text:style-name="P9"><text:s text:c="16"/>// user not logged in</text:p>
      <text:p text:style-name="P9"><text:s text:c="16"/>this.user = {};</text:p>
      <text:p text:style-name="P9"><text:s text:c="16"/>this.isLoggedIn = false;</text:p>
      <text:p text:style-name="P9"><text:s text:c="12"/>}</text:p>
      <text:p text:style-name="P9"><text:s text:c="8"/>});</text:p>
      <text:p text:style-name="P9"><text:s text:c="4"/>}</text:p>
      <text:p text:style-name="P9"/>
      <text:p text:style-name="P9"><text:s text:c="4"/>login(user: Object): Promise&amp;lt;any&amp;gt; {</text:p>
      <text:p text:style-name="P9"><text:s text:c="8"/>return new Promise((resolve, reject) =&amp;gt; {</text:p>
      <text:p text:style-name="P9"><text:s text:c="12"/>this.af.auth.login(user).then(res =&amp;gt; {</text:p>
      <text:p text:style-name="P9"><text:s text:c="16"/>this.isLoggedIn = true</text:p>
      <text:p text:style-name="P9"><text:s text:c="16"/>resolve(res)</text:p>
      <text:p text:style-name="P9"><text:s text:c="12"/>}).catch(err =&amp;gt; {</text:p>
      <text:p text:style-name="P9"><text:s text:c="16"/>this.isLoggedIn = false</text:p>
      <text:p text:style-name="P9"><text:s text:c="16"/>reject(err)</text:p>
      <text:p text:style-name="P9"><text:s text:c="12"/>})</text:p>
      <text:p text:style-name="P9"><text:s text:c="8"/>})</text:p>
      <text:p text:style-name="P9"><text:s text:c="4"/>}</text:p>
      <text:p text:style-name="P9"/>
      <text:p text:style-name="P9"><text:s text:c="4"/>logout() {</text:p>
      <text:p text:style-name="P9"><text:s text:c="8"/>this.af.auth.logout()</text:p>
      <text:p text:style-name="P9"><text:s text:c="4"/>}</text:p>
      <text:p text:style-name="P9">}</text:p>
      <text:p text:style-name="P2"/>
      <text:p text:style-name="P2"/>
      <text:p text:style-name="P2">Cómo puedes ver, en el constructor nos suscribimos con this.af.auth.subscribe, de esta forma sabremos en todo momento si un usuario ha sido identificado correctamente o no, así de fácil.</text:p>
      <text:p text:style-name="P2"/>
      <text:p text:style-name="P6">Componente para iniciar sesión con AngularFire2</text:p>
      <text:p text:style-name="P7"><text:span text:style-name="T8">Ahora vamos a crear un nuevo </text:span><text:a xlink:type="simple" xlink:href="https://www.uno-de-piera.com/angular2-reutilizacion-de-componentes/" office:target-frame-name="_blank" xlink:show="new"><text:span text:style-name="T17">componente</text:span></text:a><text:span text:style-name="T8"> para poder utilizar nuestro servicio y así poder iniciar sesión.</text:span></text:p>
      <text:p text:style-name="P2"/>
      <text:p text:style-name="P9">import {Component} from '@angular/core';</text:p>
      <text:p text:style-name="P9">import {FirebaseAppService} from "./services/firebase-app.service";</text:p>
      <text:p text:style-name="P9"/>
      <text:p text:style-name="P9">@Component({</text:p>
      <text:p text:style-name="P9"><text:s text:c="4"/>selector: 'app-root',</text:p>
      <text:p text:style-name="P9"><text:s text:c="4"/>templateUrl: './app.component.html',</text:p>
      <text:p text:style-name="P9"><text:s text:c="4"/>styleUrls: ['./app.component.css']</text:p>
      <text:p text:style-name="P9">})</text:p>
      <text:p text:style-name="P9">export class AppComponent {</text:p>
      <text:p text:style-name="P9"/>
      <text:p text:style-name="P9"><text:s text:c="4"/>user: Object = {</text:p>
      <text:p text:style-name="P9"><text:s text:c="8"/>username: '',</text:p>
      <text:p text:style-name="P9"><text:s text:c="8"/>password: ''</text:p>
      <text:p text:style-name="P9"><text:s text:c="4"/>};</text:p>
      <text:p text:style-name="P9"/>
      <text:p text:style-name="P9"><text:s text:c="4"/>errorLogin: boolean = false</text:p>
      <text:p text:style-name="P9"/>
      <text:p text:style-name="P9"><text:s text:c="4"/>constructor(private fs: FirebaseAppService) { }</text:p>
      <text:p text:style-name="P9"><text:soft-page-break/></text:p>
      <text:p text:style-name="P9"><text:s text:c="4"/>login() {</text:p>
      <text:p text:style-name="P9"><text:s text:c="8"/>this.fs.login(this.user).then((res) =&amp;gt; {</text:p>
      <text:p text:style-name="P9"><text:s text:c="12"/>console.log(res)</text:p>
      <text:p text:style-name="P9"><text:s text:c="12"/>this.errorLogin = false</text:p>
      <text:p text:style-name="P9"><text:s text:c="8"/>}, err =&amp;gt; {</text:p>
      <text:p text:style-name="P9"><text:s text:c="12"/>console.log(err)</text:p>
      <text:p text:style-name="P9"><text:s text:c="12"/>this.errorLogin = true</text:p>
      <text:p text:style-name="P9"><text:s text:c="8"/>})</text:p>
      <text:p text:style-name="P9"><text:s text:c="4"/>}</text:p>
      <text:p text:style-name="P9">}</text:p>
      <text:p text:style-name="P2"/>
      <text:p text:style-name="P2"/>
      <text:p text:style-name="P3"><text:span text:style-name="T5">Hemos devuelto una promesa desde el servicio simplemente para poder mostrar un error en el formulario en caso de que la autenticación falle, aunque es cierto que no es necesario y se puede hacer de varias formas.</text:span></text:p>
      <text:p text:style-name="P3"><text:line-break/><text:span text:style-name="T5">Ahora crea un nuevo archivo .html para pintar un formulario e iniciar sesión.</text:span></text:p>
      <text:p text:style-name="P2"/>
      <text:p text:style-name="P10">&lt;blockquote *ngIf="errorLogin"&gt;</text:p>
      <text:p text:style-name="P10"><text:s text:c="2"/>Usuario no encontrado</text:p>
      <text:p text:style-name="P10">&lt;/blockquote&gt;</text:p>
      <text:p text:style-name="P10"></text:p>
      <text:p text:style-name="P10">&lt;form</text:p>
      <text:p text:style-name="P10"><text:s text:c="2"/>autocomplete="off"</text:p>
      <text:p text:style-name="P10"><text:s text:c="2"/>[hidden]="fs.isLoggedIn"</text:p>
      <text:p text:style-name="P10"><text:s text:c="2"/>novalidate</text:p>
      <text:p text:style-name="P10"><text:s text:c="2"/>(ngSubmit)="login()"</text:p>
      <text:p text:style-name="P10"><text:s text:c="2"/>#loginForm="ngForm"</text:p>
      <text:p text:style-name="P10">&gt;</text:p>
      <text:p text:style-name="P10"></text:p>
      <text:p text:style-name="P10"><text:s text:c="2"/>&lt;div class="input-field col s6 offset-s3"&gt;</text:p>
      <text:p text:style-name="P10"><text:s text:c="4"/>&lt;label for="email"&gt;Email&lt;/label&gt;</text:p>
      <text:p text:style-name="P10"><text:s text:c="4"/>&lt;input</text:p>
      <text:p text:style-name="P10"><text:s text:c="6"/>type="text"</text:p>
      <text:p text:style-name="P10"><text:s text:c="6"/>class="form-control"</text:p>
      <text:p text:style-name="P10"><text:s text:c="6"/>id="email"</text:p>
      <text:p text:style-name="P10"><text:s text:c="6"/>required</text:p>
      <text:p text:style-name="P10"><text:s text:c="6"/>name="email"</text:p>
      <text:p text:style-name="P10"><text:s text:c="6"/>[(ngModel)]="user.email"</text:p>
      <text:p text:style-name="P10"><text:s text:c="6"/>#email="ngModel"</text:p>
      <text:p text:style-name="P10"><text:s text:c="4"/>&gt;</text:p>
      <text:p text:style-name="P10"><text:s text:c="2"/>&lt;/div&gt;</text:p>
      <text:p text:style-name="P10"></text:p>
      <text:p text:style-name="P10"><text:s text:c="2"/>&lt;div class="input-field col s6 offset-s3"&gt;</text:p>
      <text:p text:style-name="P10"><text:s text:c="4"/>&lt;label for="password"&gt;Password&lt;/label&gt;</text:p>
      <text:p text:style-name="P10"><text:s text:c="4"/>&lt;input</text:p>
      <text:p text:style-name="P10"><text:s text:c="6"/>type="password"</text:p>
      <text:p text:style-name="P10"><text:s text:c="6"/>class="form-control"</text:p>
      <text:p text:style-name="P10"><text:s text:c="6"/>id="password"</text:p>
      <text:p text:style-name="P10"><text:s text:c="6"/>required</text:p>
      <text:p text:style-name="P10"><text:s text:c="6"/>name="password"</text:p>
      <text:p text:style-name="P10"><text:soft-page-break/><text:s text:c="6"/>[(ngModel)]="user.password"</text:p>
      <text:p text:style-name="P10"><text:s text:c="6"/>#password="ngModel"</text:p>
      <text:p text:style-name="P10"><text:s text:c="4"/>&gt;</text:p>
      <text:p text:style-name="P10"><text:s text:c="2"/>&lt;/div&gt;</text:p>
      <text:p text:style-name="P10"></text:p>
      <text:p text:style-name="P10"><text:s text:c="2"/>&lt;div class="col s6 offset-s3"&gt;</text:p>
      <text:p text:style-name="P10"><text:s text:c="4"/>&lt;button</text:p>
      <text:p text:style-name="P10"><text:s text:c="6"/>[disabled]="!loginForm.form.valid"</text:p>
      <text:p text:style-name="P10"><text:s text:c="6"/>class="btn waves-effect waves-light input-block-level"</text:p>
      <text:p text:style-name="P10"><text:s text:c="6"/>type="submit"</text:p>
      <text:p text:style-name="P10"><text:s text:c="4"/>&gt;</text:p>
      <text:p text:style-name="P10"><text:s text:c="6"/>Iniciar sesión con Firebase</text:p>
      <text:p text:style-name="P10"><text:s text:c="4"/>&lt;/button&gt;</text:p>
      <text:p text:style-name="P10"><text:s text:c="2"/>&lt;/div&gt;</text:p>
      <text:p text:style-name="P10">&lt;/form&gt;</text:p>
      <text:p text:style-name="P2"/>
      <text:p text:style-name="P2"/>
      <text:p text:style-name="P2">En este momento ya podrás iniciar sesión con email y password en Firebase, recuerda crear un usuario desde la pestaña authentication, si inicias sesión correctamente el formulario desaparecerá ya que está pendiente del observable del servicio FirebaseAppService.</text:p>
      <text:p text:style-name="P6">Acceder al usuario autenticado con AngularFire2</text:p>
      <text:p text:style-name="P2">Ahora que hemos iniciado sesión y nuestro servicio es capaz de establecer el usuario identificado, vamos a acceder a su información, para ello simplemente debemos añadir el siguiente código html, por ejemplo encima del formulario de login.</text:p>
      <text:p text:style-name="P2"/>
      <text:p text:style-name="P11">&lt;div *ngIf="fs.isLoggedIn"&gt;</text:p>
      <text:p text:style-name="P11"><text:s text:c="4"/>&lt;button</text:p>
      <text:p text:style-name="P11"><text:s text:c="6"/>style="width: 100%"</text:p>
      <text:p text:style-name="P11"><text:s text:c="6"/>class="btn waves-effect waves-light input-block-level red"</text:p>
      <text:p text:style-name="P11"><text:s text:c="6"/>(click)="fs.logout()"</text:p>
      <text:p text:style-name="P11"><text:s text:c="4"/>&gt;</text:p>
      <text:p text:style-name="P11"><text:s text:c="6"/>Logout</text:p>
      <text:p text:style-name="P11"><text:s text:c="4"/>&lt;/button&gt;</text:p>
      <text:p text:style-name="P11"><text:s text:c="4"/>&lt;ul&gt;</text:p>
      <text:p text:style-name="P11"><text:s text:c="6"/>&lt;li&gt;Uid: {{ fs.user.auth.uid }}&lt;/li&gt;</text:p>
      <text:p text:style-name="P11"><text:s text:c="6"/>&lt;li&gt;Email: {{ fs.user.auth.email }}&lt;/li&gt;</text:p>
      <text:p text:style-name="P11"><text:s text:c="4"/>&lt;/ul&gt;</text:p>
      <text:p text:style-name="P11">&lt;/div&gt;</text:p>
      <text:p text:style-name="P4"><text:span text:style-name="T5">De esta forma tan sencilla, aparte de mostrar la información del usuario identificado podemos cerrar la sesión.</text:span><text:line-break/><text:span text:style-name="T5">Eso es todo lo que necesitamos para crear un sistema de Autenticación con Angular y Firebase, espero que te haya sido útil.</text:span></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0T21:57:13.465890513</meta:creation-date>
    <dc:date>2017-08-30T22:17:36.965315516</dc:date>
    <meta:editing-duration>PT16M44S</meta:editing-duration>
    <meta:editing-cycles>4</meta:editing-cycles>
    <meta:generator>LibreOffice/4.2.8.2$Linux_X86_64 LibreOffice_project/420m0$Build-2</meta:generator>
    <meta:document-statistic meta:table-count="0" meta:image-count="0" meta:object-count="0" meta:page-count="4" meta:paragraph-count="149" meta:word-count="612" meta:character-count="5511" meta:non-whitespace-character-count="4286"/>
  </office:meta>
</office:document-meta>
</file>